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0e1751" style:font-name-complex="Verdana" style:font-weight-complex="bold"/>
    </style:style>
    <style:style style:name="P2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a"/>
    </style:style>
    <style:style style:name="T1" style:family="text">
      <style:text-properties fo:font-weight="bold" style:font-weight-asian="bold"/>
    </style:style>
    <style:style style:name="T2" style:family="text">
      <style:text-properties fo:color="#0e1751" style:font-name-complex="Verdana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port</text:span></text:p>
      <text:p text:style-name="Standard"/>
      <text:p text:style-name="Standard">„Wo soll 2018 die Fußball-Weltmeisterschaft stattfinden?“</text:p>
      <text:p text:style-name="Standard"/>
      <text:p text:style-name="Standard">Russlan<text:bookmark text:name="_GoBack"/>d</text:p>
      <text:p text:style-name="Standard">Katar</text:p>
      <text:p text:style-name="Standard">Frankreich</text:p>
      <text:p text:style-name="Standard">Brasilien</text:p>
      <text:p text:style-name="Standard"/>
      <text:p text:style-name="Standard">„Wo soll 2022 die Fußball-Weltmeisterschaft stattfinden?“</text:p>
      <text:p text:style-name="Standard"/>
      <text:p text:style-name="Standard">Russland</text:p>
      <text:p text:style-name="Standard">Katar</text:p>
      <text:p text:style-name="Standard">USA</text:p>
      <text:p text:style-name="Standard">Kolumbien</text:p>
      <text:p text:style-name="Standard"/>
      <text:p text:style-name="Standard">„Wer ermittelt zurzeit gegen die FIFA?“</text:p>
      <text:p text:style-name="Standard"/>
      <text:p text:style-name="Standard">Schweizer Staatsanwaltschaft</text:p>
      <text:p text:style-name="Standard">FBI</text:p>
      <text:p text:style-name="Standard">Bundesnachrichtendienst</text:p>
      <text:p text:style-name="Standard">Privatdetektive</text:p>
      <text:p text:style-name="Standard"/>
      <text:p text:style-name="Standard">„In wie vielen Fällen soll es bei der Vergabe der Weltmeisterschaften nach Katar und Russland zu Fällen von Geldwäsche gekommen sein?“</text:p>
      <text:p text:style-name="Standard"/>
      <text:p text:style-name="Standard">5</text:p>
      <text:p text:style-name="Standard">50</text:p>
      <text:p text:style-name="Standard">500</text:p>
      <text:p text:style-name="Standard">Unzählige</text:p>
      <text:p text:style-name="Standard"/>
      <text:p text:style-name="Standard">„Am Freitag beginnen in Baku die Europaspiele. Zum wievielten Mal werden sie ausgetragen?“</text:p>
      <text:p text:style-name="Standard"/>
      <text:p text:style-name="Standard">Zum ersten Mal</text:p>
      <text:p text:style-name="Standard">Zum zehnten Mal</text:p>
      <text:p text:style-name="Standard">Zum fünfzigsten Mal</text:p>
      <text:p text:style-name="Standard">Zum hundertsten Mal</text:p>
      <text:p text:style-name="Standard"/>
      <text:p text:style-name="Standard">„Das EM-Qualifikationsspiel zwischen Kroatien und Italien am Samstag wurde von einem Skandal überschattet. Worum ging es?“</text:p>
      <text:p text:style-name="Standard"/>
      <text:p text:style-name="Standard">Hakenkreuz auf dem Rasen</text:p>
      <text:p text:style-name="Standard">Nicht gegebener Handelfmeter</text:p>
      <text:p text:style-name="Standard">Rauchbomben auf Haupttribüne</text:p>
      <text:p text:style-name="Standard">Positive Dopingprobe</text:p>
      <text:p text:style-name="Standard"/>
      <text:p text:style-name="Standard"/>
      <text:p text:style-name="Standard"/>
      <text:p text:style-name="Standard"><text:soft-page-break/><text:span text:style-name="T2">„Borussia Mönchengladbach hat Ersatz für den nach Wolfsburg gewechselten Stürmer Max Kruse gefunden. Wen?“</text:span></text:p>
      <text:p text:style-name="P1"/>
      <text:p text:style-name="Standard">Josip Drmic</text:p>
      <text:p text:style-name="Standard">Klaas Jan Huntelaar</text:p>
      <text:p text:style-name="Standard">Claudio Pizarro</text:p>
      <text:p text:style-name="Standard">Lukas Podolski</text:p>
      <text:p text:style-name="Standard"/>
      <text:p text:style-name="Standard">„Wer ist momentan die Nummer 1 der Tennis-Weltrangliste?“</text:p>
      <text:p text:style-name="Standard"/>
      <text:p text:style-name="Standard">Novak Djokovic</text:p>
      <text:p text:style-name="Standard">Roger Federer</text:p>
      <text:p text:style-name="Standard">Rafael Nadal</text:p>
      <text:p text:style-name="Standard">Boris Becker</text:p>
      <text:p text:style-name="Standard"/>
      <text:p text:style-name="Standard">„Wo finden seit dieser Woche die Frauen-Fußball-Weltmeisterschaften statt?“</text:p>
      <text:p text:style-name="Standard"/>
      <text:p text:style-name="Standard">Kanada</text:p>
      <text:p text:style-name="Standard">Frankreich</text:p>
      <text:p text:style-name="Standard">Japan</text:p>
      <text:p text:style-name="Standard">Australien</text:p>
      <text:p text:style-name="Standard"/>
      <text:p text:style-name="Standard">„Welches Land ist amtierender Frauen-Fußball-Weltmeister?“</text:p>
      <text:p text:style-name="Standard"/>
      <text:p text:style-name="Standard">Japan</text:p>
      <text:p text:style-name="Standard">USA</text:p>
      <text:p text:style-name="Standard">Schweden</text:p>
      <text:p text:style-name="Standard">Deutschland</text:p>
      <text:p text:style-name="Standard"/>
      <text:p text:style-name="Standard">„Welches Team hat in der Nacht zu Mittwoch die NBA-Finals gewonnen?“</text:p>
      <text:p text:style-name="Standard"/>
      <text:p text:style-name="Standard">Golden State Warriors</text:p>
      <text:p text:style-name="Standard">Cleveland Cavaliers</text:p>
      <text:p text:style-name="Standard">Chicago Bulls</text:p>
      <text:p text:style-name="Standard">Dallas Mavericks</text:p>
      <text:p text:style-name="Standard"/>
      <text:p text:style-name="Standard">„Von welchem Verein ist Torwart Sven Ulreich zum FC Bayern München gewechselt?“</text:p>
      <text:p text:style-name="Standard"/>
      <text:p text:style-name="Standard">VfB Stuttgart</text:p>
      <text:p text:style-name="Standard">VfL Wolfsburg</text:p>
      <text:p text:style-name="Standard">Schalke 04</text:p>
      <text:p text:style-name="Standard">Hamburger SV</text:p>
      <text:p text:style-name="Standard"/>
      <text:p text:style-name="Standard">„Stürmer Joselu ist Anfang der Woche für eine Rekordablöse von Hannover 96 zu Stoke City gewechselt – wie hoch war sie?“</text:p>
      <text:p text:style-name="Standard"/>
      <text:p text:style-name="Standard">2,5 Millionen Euro</text:p>
      <text:p text:style-name="Standard">8,0 Millionen Euro</text:p>
      <text:p text:style-name="Standard">15 Millionen Euro</text:p>
      <text:p text:style-name="Standard">35 Millionen Eu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SimSun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style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itel_20_Zeichen" style:display-name="Titel Zeichen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Kopfzeile_20_Zeichen" style:display-name="Kopfzeile Zeichen" style:family="text" style:parent-style-name="Default_20_Paragraph_20_Font"/>
    <style:style style:name="Fußzeile_20_Zeichen" style:display-name="Fußzeile Zeichen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ben Börgers</meta:initial-creator>
    <dc:creator>Torben Börgers</dc:creator>
    <meta:editing-cycles>40</meta:editing-cycles>
    <meta:creation-date>2015-06-17T18:28:00</meta:creation-date>
    <dc:date>2015-06-17T21:01:00</dc:date>
    <meta:editing-duration>P0D</meta:editing-duration>
    <meta:generator>LibreOffice/3.6$Windows_x86 LibreOffice_project/e183d5b-f8ccaf6-3804794-95b4be8-895629</meta:generator>
    <meta:document-statistic meta:table-count="0" meta:image-count="0" meta:object-count="0" meta:page-count="2" meta:paragraph-count="66" meta:word-count="243" meta:character-count="1730" meta:non-whitespace-character-count="15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